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text-properties style:font-name="Verdana" fo:font-style="italic" style:font-style-asian="italic"/>
    </style:style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Verdana"/>
    </style:style>
    <style:style style:name="P8" style:family="paragraph" style:parent-style-name="Standard">
      <style:paragraph-properties fo:margin-left="0.979cm" fo:margin-right="0cm" fo:text-indent="0cm" style:auto-text-indent="false"/>
    </style:style>
    <style:style style:name="P9" style:family="paragraph" style:parent-style-name="Standard">
      <style:paragraph-properties fo:margin-left="0.979cm" fo:margin-right="0cm" fo:text-align="justify" style:justify-single-word="false" fo:text-indent="0cm" style:auto-text-indent="false"/>
    </style:style>
    <style:style style:name="P10" style:family="paragraph" style:parent-style-name="Heading_20_3">
      <style:text-properties style:font-name="Verdana"/>
    </style:style>
    <style:style style:name="P11" style:family="paragraph" style:parent-style-name="Heading_20_3" style:master-page-name="Standard">
      <style:paragraph-properties fo:text-align="center" style:justify-single-word="false" style:page-number="auto"/>
      <style:text-properties style:font-name="Verdana"/>
    </style:style>
    <style:style style:name="P12" style:family="paragraph" style:parent-style-name="Style_20_1">
      <style:paragraph-properties fo:margin-left="0cm" fo:margin-right="0.254cm" fo:margin-top="0.127cm" fo:margin-bottom="0cm" fo:line-height="87%" fo:text-indent="0cm" style:auto-text-indent="false"/>
    </style:style>
    <style:style style:name="P13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14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weight="bold" style:font-size-asian="12pt" style:font-weight-asian="bold" style:font-name-complex="Verdana" style:font-size-complex="12pt"/>
    </style:style>
    <style:style style:name="P15" style:family="paragraph" style:parent-style-name="Style_20_1">
      <style:paragraph-properties fo:margin-left="0cm" fo:margin-right="0.254cm" fo:margin-top="0.127cm" fo:margin-bottom="0cm" fo:line-height="87%" fo:text-indent="0cm" style:auto-text-indent="false"/>
      <style:text-properties style:font-name="Verdana" fo:font-size="12pt" fo:font-style="italic" style:font-size-asian="12pt" style:font-style-asian="italic" style:font-name-complex="Verdana" style:font-size-complex="12pt"/>
    </style:style>
    <style:style style:name="P16" style:family="paragraph" style:parent-style-name="Style_20_1">
      <style:paragraph-properties fo:margin-left="2.54cm" fo:margin-right="0.254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P17" style:family="paragraph" style:parent-style-name="Style_20_1">
      <style:paragraph-properties fo:margin-left="0cm" fo:margin-right="0.254cm" fo:margin-top="0.127cm" fo:margin-bottom="0cm" fo:line-height="87%" fo:text-indent="1.27cm" style:auto-text-indent="false"/>
      <style:text-properties style:font-name="Verdana" fo:font-size="12pt" style:font-size-asian="12pt" style:font-name-complex="Verdana" style:font-size-complex="12pt"/>
    </style:style>
    <style:style style:name="P18" style:family="paragraph" style:parent-style-name="Style_20_1" style:list-style-name="L7">
      <style:paragraph-properties fo:margin-top="0.127cm" fo:margin-bottom="0cm" fo:line-height="87%"/>
    </style:style>
    <style:style style:name="P19" style:family="paragraph" style:parent-style-name="Style_20_1">
      <style:paragraph-properties fo:margin-left="1.244cm" fo:margin-right="0.238cm" fo:margin-top="0.127cm" fo:margin-bottom="0cm" fo:line-height="87%" fo:text-indent="0cm" style:auto-text-indent="false"/>
      <style:text-properties style:font-name="Verdana" fo:font-size="12pt" style:font-size-asian="12pt" style:font-name-complex="Verdana" style:font-size-complex="12pt"/>
    </style:style>
    <style:style style:name="T1" style:family="text">
      <style:text-properties style:font-name="Verdana"/>
    </style:style>
    <style:style style:name="T2" style:family="text">
      <style:text-properties style:font-name="Verdana" fo:font-style="italic" style:font-style-asian="italic"/>
    </style:style>
    <style:style style:name="T3" style:family="text">
      <style:text-properties style:font-name="Verdana" fo:font-weight="bold" style:font-weight-asian="bold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2pt" style:font-size-asian="12pt" style:font-name-complex="Verdana" style:font-size-complex="12pt"/>
    </style:style>
    <style:style style:name="T6" style:family="text">
      <style:text-properties style:font-name="Verdana" fo:font-size="12pt" fo:letter-spacing="-0.002cm" style:font-size-asian="12pt" style:font-size-complex="12pt"/>
    </style:style>
    <style:style style:name="T7" style:family="text">
      <style:text-properties style:font-name="Verdana" fo:font-size="12pt" fo:font-style="italic" style:font-size-asian="12pt" style:font-style-asian="italic" style:font-name-complex="Verdana" style:font-size-complex="12pt"/>
    </style:style>
    <style:style style:name="T8" style:family="text">
      <style:text-properties style:font-name="Verdana" fo:font-size="12pt" fo:font-weight="bold" style:font-size-asian="12pt" style:font-weight-asian="bold" style:font-name-complex="Verdana" style:font-size-complex="12pt"/>
    </style:style>
    <style:style style:name="T9" style:family="text">
      <style:text-properties fo:font-size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size-asian="12pt"/>
    </style:style>
    <style:style style:name="T12" style:family="text">
      <style:text-properties style:font-size-complex="12pt"/>
    </style:style>
    <style:style style:name="T13" style:family="text">
      <style:text-properties style:font-name-complex="Verdan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37cm" fo:margin-left="5.911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THOMAS WESTON</text:h>
      <text:p text:style-name="P1">Flat 1/3</text:p>
      <text:p text:style-name="P1">105a Nethergate</text:p>
      <text:p text:style-name="P1">Dundee</text:p>
      <text:p text:style-name="P1">DD1 4DH</text:p>
      <text:p text:style-name="P1">Mob: 07956650240</text:p>
      <text:p text:style-name="P6"><text:span text:style-name="T1">Email: </text:span><text:a xlink:type="simple" xlink:href="mailto:0700689@live.abertay.ac.uk"><text:span text:style-name="Internet_20_link"><text:span text:style-name="T1">0700689@live.abertay.ac.uk</text:span></text:span></text:a></text:p>
      <text:p text:style-name="P7"/>
      <text:h text:style-name="P10" text:outline-level="3"><text:span text:style-name="T10"/></text:h>
      <text:h text:style-name="P10" text:outline-level="3"><text:span text:style-name="T10">WORK HISTORY</text:span></text:h>
      <text:p text:style-name="Standard"/>
      <text:p text:style-name="Standard"><text:span text:style-name="T2">Jan 2011<text:tab/></text:span><text:span text:style-name="T3">Systems Tester</text:span></text:p>
      <text:p text:style-name="P2">to<text:tab/><text:tab/>i-design</text:p>
      <text:p text:style-name="P2">Feb 2011<text:tab/>Dundee</text:p>
      <text:p text:style-name="P2"/>
      <text:p text:style-name="P9"><text:span text:style-name="T1">This was a temporary position which lasted for approximately three weeks. I worked within a small team that was tasked with finding faults in software before its release.</text:span></text:p>
      <text:p text:style-name="P8"><text:span text:style-name="T1"/></text:p>
      <text:list xml:id="list41281704" text:style-name="L4">
        <text:list-item>
          <text:p text:style-name="P3"><text:span text:style-name="T4">Role involved working with fellow system testers and </text:span><text:span text:style-name="T6">development team in order to decide relevant tests and report </text:span><text:span text:style-name="T4">results.</text:span></text:p>
        </text:list-item>
        <text:list-item>
          <text:p text:style-name="P3"><text:span text:style-name="T5">Demonstrated ability to work to a deadline by completing all assigned tests on time.</text:span></text:p>
        </text:list-item>
        <text:list-item>
          <text:p text:style-name="P3"><text:span text:style-name="T5">Gained experience of working both on my own and within a group.</text:span></text:p>
        </text:list-item>
      </text:list>
      <text:p text:style-name="P13"/>
      <text:p text:style-name="P13"/>
      <text:p text:style-name="P14">EDUCATION</text:p>
      <text:p text:style-name="P14"/>
      <text:p text:style-name="P12"><text:span text:style-name="T7">Sept 2007<text:tab/></text:span><text:span text:style-name="T8">University of Abertay Dundee</text:span></text:p>
      <text:p text:style-name="P15">to<text:tab/><text:tab/>Dundee</text:p>
      <text:p text:style-name="P15">Jun 2011</text:p>
      <text:p text:style-name="P13"/>
      <text:list xml:id="list41276671" text:style-name="L5">
        <text:list-item>
          <text:p text:style-name="P4"><text:span text:style-name="T5">Bsc Computer Games Technology</text:span></text:p>
        </text:list-item>
      </text:list>
      <text:p text:style-name="P13"/>
      <text:p text:style-name="P12"><text:span text:style-name="T7">Sept 2005<text:tab/></text:span><text:span text:style-name="T8">Aylesford School and Language College</text:span></text:p>
      <text:p text:style-name="P12"><text:span text:style-name="T7">to<text:tab/><text:tab/>Warwick</text:span></text:p>
      <text:p text:style-name="P15">Jun 2007</text:p>
      <text:p text:style-name="P15"/>
      <text:list xml:id="list41301450" text:style-name="L6">
        <text:list-item>
          <text:p text:style-name="P5"><text:span text:style-name="T5">A-level Maths – B</text:span></text:p>
        </text:list-item>
        <text:list-item>
          <text:p text:style-name="P5"><text:span text:style-name="T5">A-Level I.T – C</text:span></text:p>
        </text:list-item>
        <text:list-item>
          <text:p text:style-name="P5"><text:span text:style-name="T5">A-Level Physics – D</text:span></text:p>
        </text:list-item>
        <text:list-item>
          <text:p text:style-name="P5"><text:span text:style-name="T5">AS-Level Further Maths – C</text:span></text:p>
        </text:list-item>
      </text:list>
      <text:p text:style-name="P13"/>
      <text:p text:style-name="P13"/>
      <text:p text:style-name="P13"/>
      <text:p text:style-name="P14"><text:soft-page-break/>SKILLS/EXPERIENCE</text:p>
      <text:p text:style-name="P14"/>
      <text:p text:style-name="P19"><text:tab/>I have built up experience with various technologies and languages, both through my education and personal interests. These include:</text:p>
      <text:p text:style-name="P16"/>
      <text:list xml:id="list41308857" text:style-name="L7">
        <text:list-item>
          <text:p text:style-name="P18"><text:span text:style-name="T5">C++, Visual Studio</text:span></text:p>
        </text:list-item>
        <text:list-item>
          <text:p text:style-name="P18"><text:span text:style-name="T5">C#, XNA</text:span></text:p>
        </text:list-item>
        <text:list-item>
          <text:p text:style-name="P18"><text:span text:style-name="T5">Java, J2ME</text:span></text:p>
        </text:list-item>
        <text:list-item>
          <text:p text:style-name="P18"><text:span text:style-name="T5">Actionscript 3, Flash</text:span></text:p>
        </text:list-item>
      </text:list>
      <text:p text:style-name="P13"/>
      <text:p text:style-name="P14">REFERENCES</text:p>
      <text:p text:style-name="P14"/>
      <text:p text:style-name="P17">Brian Gibb</text:p>
      <text:p text:style-name="P17">i-design</text:p>
      <text:p text:style-name="P17">30 City Quay</text:p>
      <text:p text:style-name="P17">Camperdown Street</text:p>
      <text:p text:style-name="P17">Dundee, DD1 3JA</text:p>
      <text:p text:style-name="P17">United Kingdom</text:p>
      <text:p text:style-name="P13"/>
      <text:p text:style-name="P17">T: +44 (0)1382 323 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WW8Num1z0" style:family="text">
      <style:text-properties style:font-name="Symbol" fo:font-size="4pt" fo:letter-spacing="-0.005cm" style:font-size-asian="4pt" style:font-name-complex="Symbol" style:font-size-complex="4pt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0.254cm" fo:text-indent="-0.254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7cm" fo:margin-bottom="0.508cm" fo:margin-left="1.778cm" fo:margin-right="1.778cm" style:writing-mode="lr-tb" style:layout-grid-color="#c0c0c0" style:layout-grid-lines="72" style:layout-grid-base-height="0.374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OMAS WESTON</dc:title>
    <meta:initial-creator>0700689</meta:initial-creator>
    <meta:creation-date>2011-03-28T21:23:00</meta:creation-date>
    <dc:creator>Thomas Weston</dc:creator>
    <dc:date>2011-05-11T21:26:25.30</dc:date>
    <meta:editing-cycles>1</meta:editing-cycles>
    <meta:editing-duration>PT00H34M00S</meta:editing-duration>
    <meta:document-statistic meta:table-count="0" meta:image-count="0" meta:object-count="0" meta:page-count="2" meta:paragraph-count="41" meta:word-count="201" meta:character-count="1163"/>
    <meta:generator>OpenOffice.org/3.2$Win32 OpenOffice.org_project/320m18$Build-9502</meta:generator>
  </office:meta>
</office:document-meta>
</file>